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etBrains Mono" svg:font-family="'JetBrains Mono'" style:font-family-generic="modern"/>
    <style:font-face style:name="JetBrains Mono1" svg:font-family="'JetBrains Mono'" style:font-family-generic="modern" style:font-pitch="variable"/>
    <style:font-face style:name="Liberation Sans1" svg:font-family="'Liberation Sans'" style:font-family-generic="modern" style:font-pitch="variable"/>
    <style:font-face style:name="Lohit Devanagari1" svg:font-family="'Lohit Devanagari'" style:font-family-generic="modern" style:font-pitch="variable"/>
    <style:font-face style:name="Noto Sans CJK SC1" svg:font-family="'Noto Sans CJK SC'"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draw:auto-grow-height="true" fo:min-height="2.63cm"/>
      <style:paragraph-properties style:writing-mode="lr-tb"/>
    </style:style>
    <style:style style:name="pr2" style:family="presentation" style:parent-style-name="Standard-subtitle">
      <style:graphic-properties draw:fill-color="#ffffff" fo:min-height="9.133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8.883cm"/>
      <style:paragraph-properties style:writing-mode="lr-tb"/>
    </style:style>
    <style:style style:name="P1" style:family="paragraph">
      <style:paragraph-properties style:writing-mode="lr-tb"/>
    </style:style>
    <style:style style:name="P2" style:family="paragraph">
      <loext:graphic-properties draw:fill-color="#ffffff"/>
    </style:style>
    <style:style style:name="P3" style:family="paragraph">
      <loext:graphic-properties draw:fill-color="#ffffff"/>
      <style:paragraph-properties style:writing-mode="lr-tb"/>
    </style:style>
    <style:style style:name="P4" style:family="paragraph">
      <style:paragraph-properties fo:margin-left="0cm" fo:margin-right="0cm" fo:margin-top="0.495cm" fo:margin-bottom="0cm" fo:text-indent="0cm"/>
    </style:style>
    <style:style style:name="P5" style:family="paragraph">
      <style:text-properties fo:font-size="6pt" style:font-size-asian="6pt" style:font-size-complex="6pt"/>
    </style:style>
    <style:style style:name="P6" style:family="paragraph">
      <style:paragraph-properties fo:margin-top="0cm" fo:margin-bottom="0cm"/>
      <style:text-properties fo:font-size="6pt" style:font-size-asian="6pt" style:font-size-complex="6pt"/>
    </style:style>
    <style:style style:name="T1" style:family="text">
      <style:text-properties fo:font-size="66pt" style:font-size-asian="66pt" style:font-size-complex="66pt"/>
    </style:style>
    <style:style style:name="T2"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8cm" svg:height="2.63cm" svg:x="1.4cm" svg:y="0.625cm" presentation:class="title">
          <draw:text-box>
            <text:p>PHPUnit</text:p>
          </draw:text-box>
        </draw:frame>
        <draw:frame presentation:style-name="pr2" draw:text-style-name="P2" draw:layer="layout" svg:width="25.198cm" svg:height="9.133cm" svg:x="1.4cm" svg:y="3.681cm" presentation:class="subtitle">
          <draw:text-box>
            <text:p>Ist eine Instanz der xUnit - Architektur für Komponententest-Frameworks, die ihren Ursprung bei SUnit hat und mit JUnit populär wurde . </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8cm" svg:height="2.63cm" svg:x="1.4cm" svg:y="0.625cm" presentation:class="title">
          <draw:text-box>
            <text:p>Zweck</text:p>
          </draw:text-box>
        </draw:frame>
        <draw:frame presentation:style-name="pr5" draw:layer="layout" svg:width="25.198cm" svg:height="9.133cm" svg:x="1.4cm" svg:y="3.681cm" presentation:class="outline">
          <draw:text-box>
            <text:list text:style-name="L2">
              <text:list-header>
                <text:p>PHPUnit basiert auf der Idee, dass Entwickler in der Lage sein sollten, Fehler in ihrem neu übergebenen Code schnell zu finden und sicherzustellen, dass in anderen Teilen der Codebasis keine Coderegression aufgetreten ist. <text:line-break/></text:p>
                <text:p>Ähnlich wie andere Unit-Testing- Frameworks verwendet PHPUnit Assertionen , um zu überprüfen, ob sich das Verhalten der spezifischen Komponente – oder „Unit“ – die getestet wird, wie erwartet verhält.</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8cm" svg:height="2.63cm" svg:x="1.4cm" svg:y="0.625cm" presentation:class="title">
          <draw:text-box>
            <text:p>Vorteile</text:p>
          </draw:text-box>
        </draw:frame>
        <draw:frame presentation:style-name="pr5" draw:layer="layout" svg:width="25.198cm" svg:height="9.133cm" svg:x="1.4cm" svg:y="3.681cm" presentation:class="outline" presentation:user-transformed="true">
          <draw:text-box>
            <text:list text:style-name="L2">
              <text:list-header>
                <text:p>Das Ziel des Komponententests besteht darin, jeden Teil des Programms zu isolieren und zu zeigen, dass die einzelnen Teile korrekt sind.<text:line-break/><text:line-break/>Ein Unit-Test stellt einen strengen, schriftlichen Vertrag dar, den das Codestück erfüllen muss. <text:line-break/><text:line-break/>Infolgedessen finden Unit-Tests logische Fehler sehr früh im Entwicklungszyklus.</text:p>
              </text:list-header>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8cm" svg:height="2.63cm" svg:x="1.4cm" svg:y="0.625cm" presentation:class="title">
          <draw:text-box>
            <text:p>Schwachstellen</text:p>
          </draw:text-box>
        </draw:frame>
        <draw:frame presentation:style-name="pr5" draw:layer="layout" svg:width="25.198cm" svg:height="9.133cm" svg:x="1.4cm" svg:y="3.681cm" presentation:class="outline" presentation:user-transformed="true">
          <draw:text-box>
            <text:list text:style-name="L2">
              <text:list-header>
                <text:p>Ende 2017 wurde eine Schwachstelle entdeckt, die es Angreifern ermöglichte, Remote-Code über PHPUnit auszuführen.<text:line-break/><text:line-break/>Durch Senden einer Nutzlast von PHP-Code an eine Datei, die Teil von PHPUnit ist, konnte ein Angreifer PHP-Code auf dem Webserver ausführen.</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8cm" svg:height="2.63cm" svg:x="1.4cm" svg:y="0.625cm" presentation:class="title">
          <draw:text-box>
            <text:p>Einfacher Testablauf</text:p>
          </draw:text-box>
        </draw:frame>
        <draw:frame presentation:style-name="pr5" draw:layer="layout" svg:width="25.198cm" svg:height="9.133cm" svg:x="1.4cm" svg:y="3.681cm" presentation:class="outline" presentation:user-transformed="true">
          <draw:text-box>
            <text:list text:style-name="L2">
              <text:list-item>
                <text:p><text:s/>// arrange<text:line-break/>Was benötige ich für den Test?</text:p>
              </text:list-item>
              <text:list-item>
                <text:p><text:s/>// expect<text:line-break/>Was erwarte ich als Ergebnis?</text:p>
              </text:list-item>
              <text:list-item>
                <text:p><text:s/>// act<text:line-break/>Ausführen der Logik</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8cm" svg:height="2.63cm" svg:x="1.4cm" svg:y="0.625cm" presentation:class="title">
          <draw:text-box>
            <text:p>Letzter Schritt</text:p>
          </draw:text-box>
        </draw:frame>
        <draw:frame presentation:style-name="pr5" draw:layer="layout" svg:width="25.198cm" svg:height="9.133cm" svg:x="1.4cm" svg:y="3.681cm" presentation:class="outline">
          <draw:text-box>
            <text:list text:style-name="L2">
              <text:list-item>
                <text:p text:style-name="P4"><text:s/>// assert<text:line-break/></text:p>
                <text:p text:style-name="P4">Ausführen der Assert-Methode um das Ergebnis der Logikausführung mit dem erwarteten Ergebnis zu vergleiche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8cm" svg:height="2.63cm" svg:x="1.4cm" svg:y="0.625cm" presentation:class="title">
          <draw:text-box>
            <text:p>Die meist benutzten Asserts</text:p>
          </draw:text-box>
        </draw:frame>
        <draw:frame presentation:style-name="pr5" draw:text-style-name="P5" draw:layer="layout" svg:width="25.198cm" svg:height="9.133cm" svg:x="1.4cm" svg:y="3.681cm" presentation:class="outline" presentation:user-transformed="true">
          <draw:text-box>
            <text:list text:style-name="L2">
              <text:list-item>
                <text:p text:style-name="P5"><text:span text:style-name="T1">Booleans</text:span><text:span text:style-name="T1"><text:line-break/></text:span><text:span text:style-name="T1">assertTrue() und assertFalse()</text:span></text:p>
                <text:p text:style-name="P5"><text:span text:style-name="T2"/></text:p>
              </text:list-item>
              <text:list-item>
                <text:p text:style-name="P5"><text:span text:style-name="T1">Vergleich zweier Werte</text:span><text:span text:style-name="T1"><text:line-break/></text:span><text:span text:style-name="T1">assertEquals()</text:span></text:p>
                <text:p text:style-name="P5"><text:span text:style-name="T2"/></text:p>
              </text:list-item>
              <text:list-item>
                <text:p text:style-name="P5"><text:span text:style-name="T1">Test auf Null</text:span><text:span text:style-name="T1"><text:line-break/></text:span><text:span text:style-name="T1">assertNull()</text:span></text:p>
                <text:p text:style-name="P5"><text:span text:style-name="T2"/></text:p>
              </text:list-item>
              <text:list-item>
                <text:p text:style-name="P5"><text:span text:style-name="T1">Array Tests</text:span><text:span text:style-name="T1"><text:line-break/></text:span><text:span text:style-name="T1">assertContains() und assertCount() und assertEmpty()</text:span></text:p>
                <text:p text:style-name="P5"><text:span text:style-name="T2"/></text:p>
              </text:list-item>
              <text:list-item>
                <text:p text:style-name="P5"><text:span text:style-name="T1">HTTP-Status-codes</text:span><text:span text:style-name="T1"><text:line-break/></text:span><text:span text:style-name="T1">assertStatus()</text:span></text:p>
                <text:p text:style-name="P6"/>
                <text:p text:style-name="P6"><text:span text:style-name="T2"/></text:p>
              </text:list-item>
              <text:list-item>
                <text:p text:style-name="P5"><text:span text:style-name="T1">HTML-Tests</text:span><text:span text:style-name="T1"><text:line-break/></text:span><text:span text:style-name="T1">assertSee() and assertDontSee()</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8cm" svg:height="2.63cm" svg:x="1.4cm" svg:y="0.625cm" presentation:class="title" presentation:user-transformed="true">
          <draw:text-box>
            <text:p>Wie startet man?</text:p>
          </draw:text-box>
        </draw:frame>
        <draw:frame presentation:style-name="pr5" draw:layer="layout" svg:width="25.198cm" svg:height="9.133cm" svg:x="1.4cm" svg:y="3.681cm" presentation:class="outline" presentation:user-transformed="true">
          <draw:text-box>
            <text:list text:style-name="L2">
              <text:list-item>
                <text:p><text:a xlink:href="https://phpunit.de/getting-started/phpunit-9.html" xlink:type="simple">https://phpunit.de/getting-started/phpunit-9.html</text:a></text:p>
                <text:p><text:line-break/></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etBrains Mono" svg:font-family="'JetBrains Mono'" style:font-family-generic="modern"/>
    <style:font-face style:name="JetBrains Mono1" svg:font-family="'JetBrains Mono'" style:font-family-generic="modern" style:font-pitch="variable"/>
    <style:font-face style:name="Liberation Sans1" svg:font-family="'Liberation Sans'" style:font-family-generic="modern" style:font-pitch="variable"/>
    <style:font-face style:name="Lohit Devanagari1" svg:font-family="'Lohit Devanagari'" style:font-family-generic="modern" style:font-pitch="variable"/>
    <style:font-face style:name="Noto Sans CJK SC1" svg:font-family="'Noto Sans CJK SC'"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95cm" fo:margin-bottom="0cm" fo:text-indent="0cm"/>
      <style:text-properties fo:font-size="27.8999996185303pt" style:font-size-asian="28pt" style:font-size-complex="28pt"/>
    </style:style>
    <style:style style:name="Standard-outline3" style:family="presentation" style:parent-style-name="Standard-outline2">
      <style:paragraph-properties fo:margin-left="0cm" fo:margin-right="0cm" fo:margin-top="0.296cm" fo:margin-bottom="0cm" fo:text-indent="0cm"/>
      <style:text-properties fo:font-size="23.8999996185303pt" style:font-size-asian="24pt" style:font-size-complex="24pt"/>
    </style:style>
    <style:style style:name="Standard-outline4" style:family="presentation" style:parent-style-name="Standard-outline3">
      <style:paragraph-properties fo:margin-left="0cm" fo:margin-right="0cm" fo:margin-top="0.196cm" fo:margin-bottom="0cm" fo:text-indent="0cm"/>
      <style:text-properties fo:font-size="19.8999996185303pt" style:font-size-asian="20pt" style:font-size-complex="20pt"/>
    </style:style>
    <style:style style:name="Standard-outline5" style:family="presentation" style:parent-style-name="Standard-outline4">
      <style:paragraph-properties fo:margin-left="0cm" fo:margin-right="0cm" fo:margin-top="0.097cm" fo:margin-bottom="0cm" fo:text-indent="0cm"/>
      <style:text-properties fo:font-size="19.8999996185303pt" style:font-size-asian="20pt" style:font-size-complex="20pt"/>
    </style:style>
    <style:style style:name="Standard-outline6" style:family="presentation" style:parent-style-name="Standard-outline5">
      <style:paragraph-properties fo:margin-left="0cm" fo:margin-right="0cm" fo:margin-top="0.097cm" fo:margin-bottom="0cm" fo:text-indent="0cm"/>
      <style:text-properties fo:font-size="19.8999996185303pt" style:font-size-asian="20pt" style:font-size-complex="20pt"/>
    </style:style>
    <style:style style:name="Standard-outline7" style:family="presentation" style:parent-style-name="Standard-outline6">
      <style:paragraph-properties fo:margin-left="0cm" fo:margin-right="0cm" fo:margin-top="0.097cm" fo:margin-bottom="0cm" fo:text-indent="0cm"/>
      <style:text-properties fo:font-size="19.8999996185303pt" style:font-size-asian="20pt" style:font-size-complex="20pt"/>
    </style:style>
    <style:style style:name="Standard-outline8" style:family="presentation" style:parent-style-name="Standard-outline7">
      <style:paragraph-properties fo:margin-left="0cm" fo:margin-right="0cm" fo:margin-top="0.097cm" fo:margin-bottom="0cm" fo:text-indent="0cm"/>
      <style:text-properties fo:font-size="19.8999996185303pt" style:font-size-asian="20pt" style:font-size-complex="20pt"/>
    </style:style>
    <style:style style:name="Standard-outline9" style:family="presentation" style:parent-style-name="Standard-outline8">
      <style:paragraph-properties fo:margin-left="0cm" fo:margin-right="0cm" fo:margin-top="0.097cm" fo:margin-bottom="0cm" fo:text-indent="0cm"/>
      <style:text-properties fo:font-size="19.8999996185303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8cm" svg:height="2.63cm" svg:x="1.4cm" svg:y="0.625cm" presentation:class="title" presentation:placeholder="true">
        <draw:text-box/>
      </draw:frame>
      <draw:frame presentation:style-name="Standard-outline1" draw:layer="backgroundobjects" svg:width="25.198cm" svg:height="9.133cm" svg:x="1.4cm" svg:y="3.681cm" presentation:class="outline" presentation:placeholder="true">
        <draw:text-box/>
      </draw:frame>
      <draw:frame presentation:style-name="Mpr1" draw:text-style-name="MP2" draw:layer="backgroundobjects" svg:width="6.523cm" svg:height="1.085cm" svg:x="1.4cm" svg:y="14.345cm" presentation:class="date-time">
        <draw:text-box>
          <text:p text:style-name="MP1"><text:span text:style-name="MT1"><presentation:date-time/></text:span></text:p>
        </draw:text-box>
      </draw:frame>
      <draw:frame presentation:style-name="Mpr1" draw:text-style-name="MP6" draw:layer="backgroundobjects" svg:width="8.875cm" svg:height="1.085cm" svg:x="9.572cm" svg:y="14.345cm" presentation:class="footer">
        <draw:text-box>
          <text:p text:style-name="MP5"><text:span text:style-name="MT1"><presentation:footer/></text:span></text:p>
        </draw:text-box>
      </draw:frame>
      <draw:frame presentation:style-name="Mpr1" draw:text-style-name="MP4" draw:layer="backgroundobjects" svg:width="6.523cm" svg:height="1.085cm" svg:x="20.072cm" svg:y="14.345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1T09:06:59.749455983</meta:creation-date>
    <dc:date>2022-02-22T13:47:59.183004250</dc:date>
    <meta:editing-duration>PT15H26M10S</meta:editing-duration>
    <meta:editing-cycles>73</meta:editing-cycles>
    <meta:generator>LibreOffice/6.4.7.2$Linux_X86_64 LibreOffice_project/40$Build-2</meta:generator>
    <meta:document-statistic meta:object-count="53"/>
  </office:meta>
</office:document-meta>
</file>